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.132cm" fo:wrap-option="wrap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132cm" fo:wrap-option="wrap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133cm" fo:wrap-option="wrap" loext:decorative="false"/>
      <style:paragraph-properties style:writing-mode="lr-tb"/>
    </style:style>
    <style:style style:name="gr4" style:family="graphic" style:parent-style-name="standard">
      <style:graphic-properties draw:marker-start="Square" draw:marker-start-width="0.3cm" draw:marker-end="Extrémités_20_de_20_flèche_20_1" draw:marker-end-width="0.3cm" draw:textarea-vertical-align="middle" loext:decorative="false"/>
    </style:style>
    <style:style style:name="gr5" style:family="graphic" style:parent-style-name="objectwithoutfill">
      <style:graphic-properties svg:stroke-color="#2a6099"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99cm" fo:min-width="0.749cm" fo:wrap-option="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99cm" fo:min-width="0.749cm" fo:wrap-option="wrap" loext:decorative="false"/>
    </style:style>
    <style:style style:name="gr10" style:family="graphic" style:parent-style-name="objectwithoutfill">
      <style:graphic-properties svg:stroke-color="#2a6099" draw:marker-end="Extrémités_20_de_20_flèche_20_3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32cm" svg:height="1.5cm" svg:x="10.75cm" svg:y="9.5cm">
          <text:p text:style-name="P1">x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32cm" svg:height="1.5cm" svg:x="16.066cm" svg:y="9.5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32cm" svg:height="1.5cm" svg:x="17.698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32cm" svg:height="1.5cm" svg:x="21.568cm" svg:y="9.5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32cm" svg:height="1.5cm" svg:x="23.2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33cm" svg:height="1.5cm" svg:x="27.163cm" svg:y="9.5cm">
          <text:p text:style-name="P1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32cm" svg:height="1.5cm" svg:x="28.796cm" svg:y="9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397cm" svg:y1="10.271cm" svg:x2="20.495cm" svg:y2="10.271cm">
          <text:p/>
        </draw:line>
        <draw:line draw:style-name="gr4" draw:text-style-name="P1" draw:layer="layout" svg:x1="23.899cm" svg:y1="10.271cm" svg:x2="25.997cm" svg:y2="10.271cm">
          <text:p/>
        </draw:line>
        <draw:line draw:style-name="gr4" draw:text-style-name="P1" draw:layer="layout" svg:x1="29.402cm" svg:y1="10.271cm" svg:x2="31.5cm" svg:y2="10.271cm">
          <text:p/>
        </draw:line>
        <draw:line draw:style-name="gr5" draw:text-style-name="P2" draw:layer="layout" svg:x1="9cm" svg:y1="10.3cm" svg:x2="10.25cm" svg:y2="10.3cm">
          <text:p/>
        </draw:line>
        <draw:line draw:style-name="gr5" draw:text-style-name="P2" draw:layer="layout" svg:x1="34cm" svg:y1="10.25cm" svg:x2="32.5cm" svg:y2="10.25cm">
          <text:p/>
        </draw:line>
        <draw:frame draw:style-name="gr6" draw:text-style-name="P3" draw:layer="layout" svg:width="3.75cm" svg:height="1cm" svg:x="34.5cm" svg:y="9.75cm">
          <draw:text-box>
            <text:p>enfile</text:p>
          </draw:text-box>
        </draw:frame>
        <draw:frame draw:style-name="gr7" draw:text-style-name="P3" draw:layer="layout" svg:width="2.25cm" svg:height="0.962cm" svg:x="6.75cm" svg:y="9.838cm">
          <draw:text-box>
            <text:p>defile</text:p>
          </draw:text-box>
        </draw:frame>
        <draw:custom-shape draw:style-name="gr2" draw:text-style-name="P1" draw:layer="layout" svg:width="1.632cm" svg:height="1.5cm" svg:x="12.357cm" svg:y="9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056cm" svg:y1="10.271cm" svg:x2="15.154cm" svg:y2="10.271cm">
          <text:p/>
        </draw:line>
        <draw:frame draw:style-name="gr6" draw:text-style-name="P3" draw:layer="layout" svg:width="3cm" svg:height="1cm" svg:x="6.3cm" svg:y="6.576cm">
          <draw:text-box>
            <text:p>premier</text:p>
          </draw:text-box>
        </draw:frame>
        <draw:frame draw:style-name="gr6" draw:text-style-name="P3" draw:layer="layout" svg:width="2.5cm" svg:height="1cm" svg:x="31.5cm" svg:y="6.476cm">
          <draw:text-box>
            <text:p>dernier</text:p>
          </draw:text-box>
        </draw:frame>
        <draw:custom-shape draw:style-name="gr2" draw:text-style-name="P1" draw:layer="layout" svg:width="1.632cm" svg:height="1.5cm" draw:transform="rotate (-1.5707963267949) translate (12.3cm 6.23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29cm" svg:y1="6.932cm" svg:x2="11.529cm" svg:y2="9.03cm">
          <text:p/>
        </draw:line>
        <draw:line draw:style-name="gr5" draw:text-style-name="P2" draw:layer="layout" svg:x1="8.975cm" svg:y1="7.176cm" svg:x2="10.225cm" svg:y2="7.176cm">
          <text:p/>
        </draw:line>
        <draw:custom-shape draw:style-name="gr2" draw:text-style-name="P1" draw:layer="layout" svg:width="1.632cm" svg:height="1.5cm" draw:transform="rotate (-1.5707963267949) translate (28.7cm 6.20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929cm" svg:y1="6.907cm" svg:x2="27.929cm" svg:y2="9.005cm">
          <text:p/>
        </draw:line>
        <draw:line draw:style-name="gr5" draw:text-style-name="P2" draw:layer="layout" svg:x1="30.925cm" svg:y1="7.026cm" svg:x2="29.425cm" svg:y2="7.026cm">
          <text:p/>
        </draw:line>
      </draw:page>
      <draw:page draw:name="page2" draw:style-name="dp1" draw:master-page-name="Standard">
        <draw:custom-shape draw:style-name="gr8" draw:text-style-name="P4" draw:layer="layout" svg:width="1.249cm" svg:height="1.249cm" svg:x="6.75cm" svg:y="7cm">
          <text:p text:style-name="P4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49cm" svg:height="1.249cm" svg:x="8cm" svg:y="7cm">
          <text:p text:style-name="P4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49cm" svg:height="1.249cm" svg:x="9.25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49cm" svg:height="1.249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49cm" svg:height="1.249cm" svg:x="11.75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49cm" svg:height="1.249cm" svg:x="13cm" svg:y="7cm">
          <text:p text:style-name="P4">x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49cm" svg:height="1.249cm" svg:x="14.25cm" svg:y="7cm">
          <text:p text:style-name="P4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49cm" svg:height="1.249cm" svg:x="15.5cm" svg:y="7cm">
          <text:p text:style-name="P4">x<text:span text:style-name="T1">2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649cm" svg:y1="5.75cm" svg:x2="13.649cm" svg:y2="6.75cm">
          <text:p/>
        </draw:line>
        <draw:line draw:style-name="gr10" draw:text-style-name="P2" draw:layer="layout" svg:x1="9.9cm" svg:y1="5.725cm" svg:x2="9.9cm" svg:y2="6.725cm">
          <text:p/>
        </draw:line>
        <draw:frame draw:style-name="gr6" draw:text-style-name="P3" draw:layer="layout" svg:width="3.25cm" svg:height="1cm" svg:x="12.499cm" svg:y="4.75cm">
          <draw:text-box>
            <text:p>debut</text:p>
          </draw:text-box>
        </draw:frame>
        <draw:frame draw:style-name="gr11" draw:text-style-name="P3" draw:layer="layout" svg:width="1.456cm" svg:height="0.962cm" svg:x="9.294cm" svg:y="4.75cm">
          <draw:text-box>
            <text:p>fi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Square" svg:viewBox="0 0 10 10" svg:d="M0 0h10v10h-1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21:48.309352589</meta:creation-date>
    <meta:generator>LibreOffice/24.2.5.2$Linux_X86_64 LibreOffice_project/420$Build-2</meta:generator>
    <dc:date>2024-09-28T17:56:02.314624033</dc:date>
    <meta:editing-duration>PT1H23M24S</meta:editing-duration>
    <meta:editing-cycles>2</meta:editing-cycles>
    <meta:document-statistic meta:object-count="36"/>
  </office:meta>
</office:document-meta>
</file>